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styles.xml" manifest:media-type="text/xml"/>
  <manifest:file-entry manifest:full-path="manifest.rdf" manifest:media-type="application/rdf+xml"/>
  <manifest:file-entry manifest:full-path="settings.xml" manifest:media-type="text/xml"/>
  <manifest:file-entry manifest:full-path="content.xml" manifest:media-type="text/xml"/>
  <manifest:file-entry manifest:full-path="ObjectReplacements/Object 4" manifest:media-type="application/x-openoffice-gdimetafile;windows_formatname=&quot;GDIMetaFile&quot;"/>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text-properties style:text-position="0% 100%" fo:font-weight="normal" style:font-weight-asian="normal" style:font-weight-complex="normal"/>
    </style:style>
    <style:style style:name="P4" style:family="paragraph" style:parent-style-name="Standard">
      <style:paragraph-properties fo:text-align="start" style:justify-single-word="false"/>
      <style:text-properties style:text-position="0% 100%" fo:font-weight="normal" style:font-weight-asian="normal" style:font-weight-complex="normal"/>
    </style:style>
    <style:style style:name="P5" style:family="paragraph" style:parent-style-name="Standard">
      <style:text-properties style:text-position="0% 100%" style:font-name="Liberation Serif" fo:font-weight="normal" style:font-name-asian="WenQuanYi Micro Hei" style:font-weight-asian="normal" style:font-name-complex="Lohit Hindi" style:font-weight-complex="normal"/>
    </style:style>
    <style:style style:name="P6" style:family="paragraph" style:parent-style-name="Standard">
      <style:paragraph-properties fo:text-align="start" style:justify-single-word="false"/>
      <style:text-properties style:text-position="0% 100%" style:font-name="Liberation Serif" fo:font-weight="normal" style:font-name-asian="WenQuanYi Micro Hei" style:font-weight-asian="normal" style:font-name-complex="Lohit Hindi" style:font-weight-complex="normal"/>
    </style:style>
    <style:style style:name="P7" style:family="paragraph" style:parent-style-name="Standard">
      <style:text-properties style:text-position="0% 100%" style:font-name="Liberation Serif" fo:font-weight="bold" style:font-name-asian="WenQuanYi Micro Hei" style:font-weight-asian="bold" style:font-name-complex="Lohit Hindi" style:font-weight-complex="bold"/>
    </style:style>
    <style:style style:name="P8" style:family="paragraph" style:parent-style-name="Standard">
      <style:text-properties style:text-position="0% 100%" style:font-name="Liberation Serif" fo:font-size="12pt" fo:font-style="normal" fo:font-weight="normal" style:font-name-asian="DejaVu Sans Mono" style:font-size-asian="12pt" style:font-style-asian="normal" style:font-weight-asian="normal" style:font-name-complex="DejaVu Sans Mono" style:font-size-complex="12pt" style:font-style-complex="normal" style:font-weight-complex="normal"/>
    </style:style>
    <style:style style:name="P9" style:family="paragraph" style:parent-style-name="Standard">
      <style:text-properties style:text-position="0% 100%" style:font-name="Liberation Serif" fo:font-size="12pt" fo:font-style="normal" fo:font-weight="bold" style:font-name-asian="DejaVu Sans Mono" style:font-size-asian="12pt" style:font-style-asian="normal" style:font-weight-asian="bold" style:font-name-complex="DejaVu Sans Mono" style:font-size-complex="12pt" style:font-style-complex="normal" style:font-weight-complex="bold"/>
    </style:style>
    <style:style style:name="P10" style:family="paragraph" style:parent-style-name="Standard">
      <style:text-properties style:text-position="0% 100%" fo:font-weight="bold" style:font-weight-asian="bold" style:font-weight-complex="bold"/>
    </style:style>
    <style:style style:name="P11" style:family="paragraph" style:parent-style-name="Standard">
      <style:paragraph-properties fo:text-align="start" style:justify-single-word="false"/>
      <style:text-properties style:text-position="0% 100%" fo:font-weight="bold" style:font-weight-asian="bold" style:font-weight-complex="bold"/>
    </style:style>
    <style:style style:name="P12" style:family="paragraph" style:parent-style-name="Standard">
      <style:paragraph-properties fo:text-align="center" style:justify-single-word="false"/>
      <style:text-properties style:text-position="0% 100%" fo:font-weight="bold" style:font-weight-asian="bold" style:font-weight-complex="bold"/>
    </style:style>
    <style:style style:name="P13" style:family="paragraph" style:parent-style-name="Table_20_Contents">
      <style:paragraph-properties fo:text-align="start" style:justify-single-word="false"/>
    </style:style>
    <style:style style:name="P14" style:family="paragraph" style:parent-style-name="Standard" style:list-style-name="L1">
      <style:text-properties style:text-position="0% 100%" style:font-name="Liberation Serif" fo:font-size="12pt" fo:font-style="normal" fo:font-weight="normal" style:font-name-asian="DejaVu Sans Mono" style:font-size-asian="12pt" style:font-style-asian="normal" style:font-weight-asian="normal" style:font-name-complex="DejaVu Sans Mono" style:font-size-complex="12pt" style:font-style-complex="normal" style:font-weight-complex="normal"/>
    </style:style>
    <style:style style:name="P15" style:family="paragraph" style:parent-style-name="Standard" style:list-style-name="L2">
      <style:text-properties style:text-position="0% 100%" fo:font-weight="normal" style:font-weight-asian="normal" style:font-weight-complex="normal"/>
    </style:style>
    <style:style style:name="P16" style:family="paragraph" style:parent-style-name="Standard" style:list-style-name="L3">
      <style:paragraph-properties fo:text-align="start" style:justify-single-word="false"/>
      <style:text-properties style:text-position="0% 100%" fo:font-weight="normal" style:font-weight-asian="normal" style:font-weight-complex="normal"/>
    </style:style>
    <style:style style:name="P17" style:family="paragraph" style:parent-style-name="Standard" style:list-style-name="L6">
      <style:paragraph-properties fo:text-align="start" style:justify-single-word="false"/>
      <style:text-properties style:text-position="0% 100%" fo:font-weight="normal" style:font-weight-asian="normal" style:font-weight-complex="normal"/>
    </style:style>
    <style:style style:name="P18" style:family="paragraph" style:parent-style-name="Standard">
      <style:paragraph-properties fo:text-align="start" style:justify-single-word="false"/>
      <style:text-properties style:text-position="super 58%" style:font-name="Liberation Serif" fo:font-weight="normal" officeooo:paragraph-rsid="000b406f" style:font-name-asian="WenQuanYi Micro Hei" style:font-weight-asian="normal" style:font-name-complex="Lohit Hindi" style:font-weight-complex="normal"/>
    </style:style>
    <style:style style:name="P19" style:family="paragraph" style:parent-style-name="Table_20_Contents" style:list-style-name="L3">
      <style:paragraph-properties fo:text-align="start" style:justify-single-word="false"/>
      <style:text-properties style:text-position="0% 100%" fo:font-weight="normal" style:font-weight-asian="normal" style:font-weight-complex="normal"/>
    </style:style>
    <style:style style:name="P20" style:family="paragraph" style:parent-style-name="Table_20_Contents" style:list-style-name="L4">
      <style:paragraph-properties fo:text-align="start" style:justify-single-word="false"/>
    </style:style>
    <style:style style:name="P21" style:family="paragraph" style:parent-style-name="Table_20_Contents" style:list-style-name="L5">
      <style:paragraph-properties fo:text-align="start" style:justify-single-word="fals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text-position="0% 100%"/>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inomial distribution</text:p>
      <text:p text:style-name="P8"/>
      <text:p text:style-name="P8">A binomial distribution models the <text:span text:style-name="T2">number of successes</text:span> of an experiment consisting of 'n' Bernoulli trials with a probability of success of 'p'.</text:p>
      <text:p text:style-name="P8"/>
      <text:p text:style-name="P9">Bernoulli trial</text:p>
      <text:p text:style-name="P8">An repeatable experiment is called a Bernoulli trial provided it has these critical properties.</text:p>
      <text:list xml:id="list20956738321" text:style-name="L1">
        <text:list-item>
          <text:p text:style-name="P14">The result of each trial may either be a success of a failure.</text:p>
        </text:list-item>
        <text:list-item>
          <text:p text:style-name="P14">The probability of success does not change across trials</text:p>
        </text:list-item>
        <text:list-item>
          <text:p text:style-name="P14"><text:span text:style-name="T2">The trials are independent</text:span>. The outcome of one trial does not affect the other.</text:p>
        </text:list-item>
      </text:list>
      <text:p text:style-name="P8"/>
      <text:p text:style-name="P1">When is a random variable, X, binomial?</text:p>
      <text:p text:style-name="Standard">If the experiment on which X is defined is composed of Bernoulli trials and the definition of X is based on the occurrence of one of the two outcomes of the Bernoulli trial.</text:p>
      <text:p text:style-name="P10"/>
      <text:p text:style-name="P10">Can a specification of the experiment alone determine if it is composed of Bernoulli trials?</text:p>
      <text:list xml:id="list621151356" text:style-name="L2">
        <text:list-item>
          <text:p text:style-name="P15">No. Bernoulliness is determined by nature of outcome we are interested in. </text:p>
        </text:list-item>
        <text:list-item>
          <text:p text:style-name="P15">Example – Rolling of 2 dice. This experiment is a Bernoulli trial only if we are looking to determine if the outcome is a particular combination, say the same numbers or not. The experiment is not a Bernoulli trial if we are looking to determine the minimum of the 2 numbers.</text:p>
        </text:list-item>
        <text:list-item>
          <text:p text:style-name="P15">If the outcomes of the trials of the experiment are strictly two, then any random variable associated with it is binomial. If there are many possible outcomes, then what we are looking for determines binomialness of the random variable.</text:p>
        </text:list-item>
      </text:list>
      <text:p text:style-name="P3"/>
      <text:p text:style-name="P10">Probability mass function</text:p>
      <text:p text:style-name="P8">Determines the probability of successes of an experiment consisting of 'n' Bernoulli trials with a probability of success of 'p'.</text:p>
      <text:p text:style-name="P18"><draw:frame draw:style-name="fr1" draw:name="Object4" text:anchor-type="as-char" svg:y="-0.2382in" svg:width="1.8602in" svg:height="0.4165in" draw:z-index="3"><draw:object xlink:href="./Object 4" xlink:type="simple" xlink:show="embed" xlink:actuate="onLoad"/><draw:image xlink:href="./ObjectReplacements/Object 4" xlink:type="simple" xlink:show="embed" xlink:actuate="onLoad"/></draw:frame></text:p>
      <text:p text:style-name="P18"><text:span text:style-name="T3"><text:tab/> <text:s text:c="2"/>= Number of ways of arranging x successes out of n(order does not matter) * probability of x successes * probability of the remaining failures</text:span></text:p>
      <text:p text:style-name="P7"/>
      <text:p text:style-name="P7">Expectation/mean of a binomial random-variable</text:p>
      <text:p text:style-name="P6"><draw:frame draw:style-name="fr1" draw:name="Object1" text:anchor-type="as-char" svg:y="-0.152in" svg:width="1.0063in" svg:height="0.2in" draw:z-index="0"><draw:object xlink:href="./Object 1" xlink:type="simple" xlink:show="embed" xlink:actuate="onLoad"/><draw:image xlink:href="./ObjectReplacements/Object 1" xlink:type="simple" xlink:show="embed" xlink:actuate="onLoad"/></draw:frame></text:p>
      <text:p text:style-name="P5"/>
      <text:p text:style-name="P7">Standard deviation(<text:span text:style-name="T1"><draw:frame draw:style-name="fr1" draw:name="Object3" text:anchor-type="as-char" svg:y="-0.1244in" svg:width="0.1819in" svg:height="0.1339in" draw:z-index="2"><draw:object xlink:href="./Object 3" xlink:type="simple" xlink:show="embed" xlink:actuate="onLoad"/><draw:image xlink:href="./ObjectReplacements/Object 3" xlink:type="simple" xlink:show="embed" xlink:actuate="onLoad"/></draw:frame></text:span>) of a binomial random-variable</text:p>
      <text:p text:style-name="P5"><draw:frame draw:style-name="fr1" draw:name="Object2" text:anchor-type="as-char" svg:y="-0.172in" svg:width="1.6772in" svg:height="0.2201in" draw:z-index="1"><draw:object xlink:href="./Object 2" xlink:type="simple" xlink:show="embed" xlink:actuate="onLoad"/><draw:image xlink:href="./ObjectReplacements/Object 2" xlink:type="simple" xlink:show="embed" xlink:actuate="onLoad"/></draw:frame></text:p>
      <text:p text:style-name="P11"/>
      <text:p text:style-name="P11">Examples of experiments whose outcomes can be modeled by binomial distributions </text:p>
      <text:p text:style-name="P12">or</text:p>
      <text:p text:style-name="P11">Outcomes of experiments which can be modelled by a binomial random-variable</text:p>
      <text:list xml:id="list1395698739" text:style-name="L3">
        <text:list-item>
          <text:p text:style-name="P19">Number of heads when tossing of coins</text:p>
        </text:list-item>
        <text:list-item>
          <text:p text:style-name="P16">Number of sixes(or any other number) while rolling dice</text:p>
          <text:list>
            <text:list-item>
              <text:p text:style-name="P16">Number of times an odd number turns out while rolling a dice.</text:p>
            </text:list-item>
          </text:list>
        </text:list-item>
        <text:list-item>
          <text:p text:style-name="P19">Number of defective items in a manufacturing line </text:p>
        </text:list-item>
        <text:list-item>
          <text:p text:style-name="P19">Number of people who will live upto a certain age</text:p>
        </text:list-item>
        <text:list-item>
          <text:p text:style-name="P19">Number of telephone lines busy at an instant of time</text:p>
        </text:list-item>
        <text:list-item>
          <text:p text:style-name="P19">Number of correct answers in a yes or no quiz</text:p>
        </text:list-item>
        <text:list-item>
          <text:p text:style-name="P19">Number of passengers who will not turn up after reserving seats in an airline</text:p>
        </text:list-item>
        <text:list-item>
          <text:p text:style-name="P19">Number of boys/girls in families</text:p>
        </text:list-item>
        <text:list-item>
          <text:p text:style-name="P19"><text:soft-page-break/>Number of times a shooter can hit a target</text:p>
        </text:list-item>
      </text:list>
      <text:p text:style-name="P4"/>
      <table:table table:name="Table1" table:style-name="Table1">
        <table:table-column table:style-name="Table1.A"/>
        <table:table-column table:style-name="Table1.B"/>
        <table:table-row>
          <table:table-cell table:style-name="Table1.A1" office:value-type="string">
            <text:p text:style-name="P13">Experiment(multiple trials)</text:p>
          </table:table-cell>
          <table:table-cell table:style-name="Table1.B1" office:value-type="string">
            <text:p text:style-name="P13">Binomial random-variable</text:p>
          </table:table-cell>
        </table:table-row>
        <table:table-row>
          <table:table-cell table:style-name="Table1.A2" office:value-type="string">
            <text:p text:style-name="P13"/>
          </table:table-cell>
          <table:table-cell table:style-name="Table1.B2" office:value-type="string">
            <text:list xml:id="list1868010766" text:style-name="L4">
              <text:list-item>
                <text:p text:style-name="P20">Number of heads</text:p>
              </text:list-item>
              <text:list-item>
                <text:p text:style-name="P20">Number of tails</text:p>
              </text:list-item>
            </text:list>
          </table:table-cell>
        </table:table-row>
        <table:table-row>
          <table:table-cell table:style-name="Table1.A2" office:value-type="string">
            <text:p text:style-name="P13"/>
          </table:table-cell>
          <table:table-cell table:style-name="Table1.B2" office:value-type="string">
            <text:list xml:id="list385241855" text:style-name="L5">
              <text:list-item>
                <text:p text:style-name="P21">Number of defective items</text:p>
              </text:list-item>
            </text:list>
          </table:table-cell>
        </table:table-row>
        <table:table-row>
          <table:table-cell table:style-name="Table1.A2" office:value-type="string">
            <text:p text:style-name="P13"/>
          </table:table-cell>
          <table:table-cell table:style-name="Table1.B2" office:value-type="string">
            <text:p text:style-name="P13"/>
          </table:table-cell>
        </table:table-row>
      </table:table>
      <text:p text:style-name="P4"/>
      <text:p text:style-name="P4">Gate Questions</text:p>
      <text:list xml:id="list1756844653" text:style-name="L6">
        <text:list-item>
          <text:p text:style-name="P17">TG – 2251 - 14</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mpa </meta:initial-creator>
    <meta:creation-date>2012-07-19T12:52:56</meta:creation-date>
    <dc:date>2013-02-07T11:32:02</dc:date>
    <dc:creator>Kempa </dc:creator>
    <meta:editing-duration>PT3H47M4S</meta:editing-duration>
    <meta:editing-cycles>26</meta:editing-cycles>
    <meta:generator>LibreOffice/3.6$Linux_x86 LibreOffice_project/360m1$Build-2</meta:generator>
    <meta:document-statistic meta:table-count="1" meta:image-count="0" meta:object-count="4" meta:page-count="2" meta:paragraph-count="41" meta:word-count="452" meta:character-count="2573" meta:non-whitespace-character-count="2169"/>
  </office:meta>
</office:document-meta>
</file>

<file path=Object 1/content.xml><?xml version="1.0" encoding="utf-8"?>
<math xmlns="http://www.w3.org/1998/Math/MathML">
  <semantics>
    <mrow>
      <mi>E</mi>
      <mrow>
        <mrow>
          <mrow>
            <mo stretchy="false">(</mo>
            <mrow>
              <mi>X</mi>
            </mrow>
            <mo stretchy="false">)</mo>
          </mrow>
          <mo stretchy="false">=</mo>
          <mo stretchy="false">μ</mo>
        </mrow>
        <mo stretchy="false">=</mo>
        <mi mathvariant="italic">np</mi>
      </mrow>
    </mrow>
    <annotation encoding="StarMath 5.0">E(X) = %mu = np</annotation>
  </semantics>
</math>
</file>

<file path=Object 2/content.xml><?xml version="1.0" encoding="utf-8"?>
<math xmlns="http://www.w3.org/1998/Math/MathML">
  <semantics>
    <mrow>
      <mi mathvariant="italic">Var</mi>
      <mrow>
        <mrow>
          <mrow>
            <mo stretchy="false">(</mo>
            <mrow>
              <mi>X</mi>
            </mrow>
            <mo stretchy="false">)</mo>
          </mrow>
          <mo stretchy="false">=</mo>
          <msup>
            <mo stretchy="false">σ</mo>
            <mn>2</mn>
          </msup>
        </mrow>
        <mo stretchy="false">=</mo>
        <mi mathvariant="italic">np</mi>
      </mrow>
      <mrow>
        <mo stretchy="false">(</mo>
        <mrow>
          <mrow>
            <mn>1</mn>
            <mo stretchy="false">−</mo>
            <mi>p</mi>
          </mrow>
        </mrow>
        <mo stretchy="false">)</mo>
      </mrow>
    </mrow>
    <annotation encoding="StarMath 5.0">Var(X) = %sigma^2 = np(1-p) </annotation>
  </semantics>
</math>
</file>

<file path=Object 3/content.xml><?xml version="1.0" encoding="utf-8"?>
<math xmlns="http://www.w3.org/1998/Math/MathML">
  <semantics>
    <mrow>
      <mo stretchy="false">λ</mo>
    </mrow>
    <annotation encoding="StarMath 5.0">%lambda</annotation>
  </semantics>
</math>
</file>

<file path=Object 4/content.xml><?xml version="1.0" encoding="utf-8"?>
<math xmlns="http://www.w3.org/1998/Math/MathML">
  <semantics>
    <mrow>
      <mi>P</mi>
      <mrow>
        <mrow>
          <mo stretchy="false">(</mo>
          <mrow>
            <mrow>
              <mi>X</mi>
              <mo stretchy="false">=</mo>
              <mi>x</mi>
            </mrow>
          </mrow>
          <mo stretchy="false">)</mo>
        </mrow>
        <mo stretchy="false">=</mo>
        <mfenced open="(" close=")">
          <mrow>
            <mtable>
              <mtr>
                <mtd>
                  <mi>n</mi>
                </mtd>
              </mtr>
            </mtable>
          </mrow>
        </mfenced>
      </mrow>
      <msup>
        <mi>p</mi>
        <mi>x</mi>
      </msup>
      <msup>
        <mrow>
          <mo stretchy="false">(</mo>
          <mrow>
            <mrow>
              <mn>1</mn>
              <mo stretchy="false">−</mo>
              <mi>p</mi>
            </mrow>
          </mrow>
          <mo stretchy="false">)</mo>
        </mrow>
        <mrow>
          <mrow>
            <mi>n</mi>
            <mo stretchy="false">−</mo>
            <mi>x</mi>
          </mrow>
        </mrow>
      </msup>
    </mrow>
    <annotation encoding="StarMath 5.0">P(X = x) = left ( binom n x right ) p^x (1-p)^{n-x}</annotation>
  </semantics>
</math>
</file>